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4.76pt"/>
    </style:style>
    <style:style style:name="co2" style:family="table-column">
      <style:table-column-properties fo:break-before="auto" style:column-width="169.06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Ubuntu"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ext-properties style:font-name="Ubuntu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="0.06pt solid #000000"/>
      <style:text-properties style:font-name="Ubuntu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Ubuntu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1019" table:default-cell-style-name="ce2"/>
        <table:table-row table:style-name="ro1">
          <table:table-cell table:style-name="ce1" office:value-type="string" calcext:value-type="string">
            <text:p>Scrimba React Practice Tracker</text:p>
          </table:table-cell>
          <table:table-cell table:style-name="ce1" table:number-columns-repeated="1023"/>
        </table:table-row>
        <table:table-row table:style-name="ro2">
          <table:table-cell office:value-type="string" calcext:value-type="string">
            <text:p><text:a xlink:href="https://scrimba.com/g/glearnreact" xlink:type="simple">https://scrimba.com/g/glearnreact</text:a>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Lesson Name</text:p>
          </table:table-cell>
          <table:table-cell table:style-name="ce3" office:value-type="string" calcext:value-type="string">
            <text:p>Watched</text:p>
          </table:table-cell>
          <table:table-cell table:style-name="ce3" office:value-type="string" calcext:value-type="string">
            <text:p>Example Completed</text:p>
          </table:table-cell>
          <table:table-cell table:style-name="ce3" office:value-type="string" calcext:value-type="string">
            <text:p>Synthesis Completed</text:p>
          </table:table-cell>
          <table:table-cell table:style-name="ce3" office:value-type="string" calcext:value-type="string">
            <text:p>Reviewed</text:p>
          </table:table-cell>
          <table:table-cell table:style-name="ce3" table:number-columns-repeated="1019"/>
        </table:table-row>
        <table:table-row table:style-name="ro2">
          <table:table-cell table:style-name="ce4" office:value-type="string" calcext:value-type="string">
            <text:p>ReactDom &amp; JSX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ReactDom &amp; JSX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Functional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Functional Components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Move Components into Separate File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arent/Child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arent/Child Component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ToDo App – Phase 1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Styling React with CSS Classe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Some Cavea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JSX to JavaScript and Back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Inline Styles with the Style Property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ToDo App – Phase 2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rops Part 1 – Understanding the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rops Part 2 – Reusable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rops in React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Props and Styling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Mapping Components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Mapping Components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ToDo App – Phase 3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Class Based Components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Class Based Components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State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State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State Practice 2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Todo App – Phase 4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Handling Events in React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Todo App – Phase 5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Changing Stat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Todo App – Phase 6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Lifecycle Methods Part 1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11" office:value-type="string" calcext:value-type="string">
            <text:p><text:a xlink:href="https://engineering.musefind.com/react-lifecycle-methods-how-and-when-to-use-them-2111a1b692b1" xlink:type="simple">https://engineering.musefind.com/react-lifecycle-methods-how-and-when-to-use-them-2111a1b692b1</text:a>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Lifecycle Methods Part 2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Conditional Rendering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Conditional Rendering Part 2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Conditional Rendering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ToDo App – Phase 7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Fetching Data from an API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Forms Part 1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Forms Part 2</text:p>
          </table:table-cell>
          <table:table-cell table:style-name="ce5" office:value-type="string" calcext:value-type="string">
            <text:p>X</text:p>
          </table:table-cell>
          <table:table-cell table:number-columns-repeated="2" table:style-name="ce5" office:value-type="string" calcext:value-type="string">
            <text:p>N/A</text:p>
          </table:table-cell>
          <table:table-cell table:style-name="ce5"/>
          <table:table-cell table:number-columns-repeated="1019"/>
        </table:table-row>
        <table:table-row table:style-name="ro2">
          <table:table-cell table:style-name="ce4" office:value-type="string" calcext:value-type="string">
            <text:p>Forms Practice</text:p>
          </table:table-cell>
          <table:table-cell table:number-columns-repeated="3" table:style-name="ce5" office:value-type="string" calcext:value-type="string">
            <text:p>X</text:p>
          </table:table-cell>
          <table:table-cell table:style-name="ce5"/>
          <table:table-cell table:number-columns-repeated="1019"/>
        </table:table-row>
        <table:table-row table:style-name="ro2" table:number-rows-repeated="4">
          <table:table-cell table:style-name="ce4"/>
          <table:table-cell table:style-name="ce5" table:number-columns-repeated="4"/>
          <table:table-cell table:number-columns-repeated="1019"/>
        </table:table-row>
        <table:table-row table:style-name="ro2" table:number-rows-repeated="6">
          <table:table-cell table:style-name="ce4" table:number-columns-repeated="5"/>
          <table:table-cell table:number-columns-repeated="1019"/>
        </table:table-row>
        <table:table-row table:style-name="ro2" table:number-rows-repeated="104852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8">00/00/0000</text:date>, <text:time style:data-style-name="N2" text:time-value="20:20:45.5366127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3T21:52:35.376943151</meta:creation-date>
    <meta:generator>LibreOffice/6.0.7.3$Linux_X86_64 LibreOffice_project/00m0$Build-3</meta:generator>
    <dc:date>2019-01-08T06:24:57.369245903</dc:date>
    <meta:editing-duration>P10DT22H32M</meta:editing-duration>
    <meta:editing-cycles>54</meta:editing-cycles>
    <meta:document-statistic meta:table-count="1" meta:cell-count="168" meta:object-count="0"/>
  </office:meta>
</office:document-meta>
</file>